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6.207cm" fo:margin-top="0.101cm" fo:margin-bottom="0.101cm" table:align="center" style:writing-mode="lr-tb"/>
    </style:style>
    <style:style style:name="Tabla1.A" style:family="table-column">
      <style:table-column-properties style:column-width="3.888cm"/>
    </style:style>
    <style:style style:name="Tabla1.B" style:family="table-column">
      <style:table-column-properties style:column-width="2.32cm"/>
    </style:style>
    <style:style style:name="Tabla1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top" fo:padding-left="0.123cm" fo:padding-right="0.123cm" fo:padding-top="0cm" fo:padding-bottom="0cm" fo:border="0.05pt solid #000000"/>
    </style:style>
    <style:style style:name="Tabla1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a1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445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2.12cm"/>
          <style:tab-stop style:position="4.032cm"/>
        </style:tab-stops>
      </style:paragraph-properties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Footnote">
      <style:text-properties style:font-name="Bitstream Vera Sans" fo:font-size="8pt" style:font-size-asian="8pt" style:font-size-complex="8pt"/>
    </style:style>
    <style:style style:name="P11" style:family="paragraph" style:parent-style-name="Heading_20_2">
      <style:text-properties style:font-name="Liberation Sans1"/>
    </style:style>
    <style:style style:name="P12" style:family="paragraph" style:parent-style-name="Standard">
      <style:paragraph-properties fo:margin-top="0cm" fo:margin-bottom="0.051cm" loext:contextual-spacing="false"/>
    </style:style>
    <style:style style:name="P13" style:family="paragraph" style:parent-style-name="Standard">
      <style:paragraph-properties fo:margin-top="0cm" fo:margin-bottom="0.051cm" loext:contextual-spacing="false" fo:text-align="justify" style:justify-single-word="false"/>
    </style:style>
    <style:style style:name="P14" style:family="paragraph" style:parent-style-name="Standard" style:list-style-name="WW8Num13">
      <style:paragraph-properties fo:margin-top="0cm" fo:margin-bottom="0cm" loext:contextual-spacing="false"/>
    </style:style>
    <style:style style:name="P15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Liberation Sans1" fo:font-size="9pt" style:font-size-asian="9pt" style:font-name-complex="Arial1" style:font-size-complex="9pt"/>
    </style:style>
    <style:style style:name="T2" style:family="text">
      <style:text-properties style:font-name="Liberation Sans1" fo:font-size="9pt" style:font-size-asian="9pt" style:font-size-complex="9pt"/>
    </style:style>
    <style:style style:name="T3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4" style:family="text">
      <style:text-properties fo:color="#0000ff" style:font-name="Liberation Sans1" fo:font-size="9pt" fo:font-weight="bold" officeooo:rsid="001dfd33" style:font-size-asian="9pt" style:font-weight-asian="bold" style:font-name-complex="Arial1" style:font-size-complex="9pt" style:font-weight-complex="bold"/>
    </style:style>
    <style:style style:name="T5" style:family="text">
      <style:text-properties fo:color="#0000ff" style:font-name="Liberation Sans1" fo:font-size="9pt" fo:font-weight="bold" officeooo:rsid="001f3719" style:font-size-asian="9pt" style:font-weight-asian="bold" style:font-name-complex="Arial1" style:font-size-complex="9pt" style:font-weight-complex="bold"/>
    </style:style>
    <style:style style:name="T6" style:family="text">
      <style:text-properties fo:language="es" fo:country="AR"/>
    </style:style>
    <style:style style:name="T7" style:family="text">
      <style:text-properties fo:language="es" fo:country="AR" fo:font-style="italic" style:font-style-asian="italic" style:font-style-complex="italic"/>
    </style:style>
    <style:style style:name="T8" style:family="text">
      <style:text-properties fo:language="es" fo:country="AR" fo:font-style="normal" style:font-style-asian="normal" style:font-style-complex="normal"/>
    </style:style>
    <style:style style:name="T9" style:family="text">
      <style:text-properties fo:language="es" fo:country="AR" fo:font-weight="bold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DejaVu Sans Mono" fo:language="es" fo:country="AR" fo:font-weight="bold" style:font-weight-asian="bold" style:font-weight-complex="bold"/>
    </style:style>
    <style:style style:name="T13" style:family="text">
      <style:text-properties style:font-name="DejaVu Sans Mono" fo:font-size="10pt" fo:language="es" fo:country="AR" style:font-size-asian="10pt" style:font-size-complex="10pt"/>
    </style:style>
    <style:style style:name="T14" style:family="text">
      <style:text-properties style:font-name="DejaVu Sans Mono" fo:font-size="9pt" fo:language="es" fo:country="AR" fo:font-weight="bold" style:font-size-asian="9pt" style:font-weight-asian="bold" style:font-size-complex="9pt" style:font-weight-complex="bold"/>
    </style:style>
    <style:style style:name="T15" style:family="text">
      <style:text-properties style:font-name="DejaVu Sans Mono" fo:font-size="9pt" fo:language="es" fo:country="AR" style:font-size-asian="9pt" style:font-size-complex="9pt"/>
    </style:style>
    <style:style style:name="T16" style:family="text">
      <style:text-properties style:font-name="DejaVu Sans Mono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Uso básico del shell.</text:h>
      <text:p text:style-name="Standard">Ingrese a la máquina virtual identificándose como el usuario no privilegiado.</text:p>
      <text:p text:style-name="P11">Usando el comando pwd</text:p>
      <text:p text:style-name="P4"><text:span text:style-name="T6">Para determinar el directorio en el cual se está actualmente (directorio actual), se utiliza el comando </text:span><text:span text:style-name="Source_20_Text"><text:span text:style-name="T15">pwd</text:span></text:span><text:span text:style-name="T6"> (acrónimo de </text:span><text:span text:style-name="T7">print working directory</text:span><text:span text:style-name="T6"> - mostrar el directorio de trabajo). El comando </text:span><text:span text:style-name="T14">pwd</text:span><text:span text:style-name="T6"> no necesita de ninguna opción o argumento. Este comando mostrará el directorio actual de manera absoluta. Esto es, la ruta a partir del directorio raíz (</text:span><text:span text:style-name="Source_20_Text"><text:span text:style-name="T12">/</text:span></text:span><text:span text:style-name="T6">).</text:span></text:p>
      <text:p text:style-name="Standard"><text:span text:style-name="T6">Ingrese el comando </text:span><text:span text:style-name="T14">pwd</text:span><text:span text:style-name="T15"> </text:span><text:span text:style-name="T6">y a continuación </text:span><text:span text:style-name="Source_20_Text"><text:span text:style-name="T14">&lt;ENTER&gt;</text:span></text:span><text:span text:style-name="T6">. ¿Cuál es el directorio actual?</text:span></text:p>
      <text:p text:style-name="Heading_20_2">Listando archivos y directorios</text:p>
      <text:p text:style-name="P4"><text:span text:style-name="T6">Para obtener un listado de los archivos de un determinado directorio se utiliza el comando </text:span><text:span text:style-name="Source_20_Text"><text:span text:style-name="T15">ls</text:span></text:span><text:span text:style-name="T6"> (abreviación de </text:span><text:span text:style-name="T7">list</text:span><text:span text:style-name="T6">). El comando </text:span><text:span text:style-name="Source_20_Text"><text:span text:style-name="T15">ls</text:span></text:span><text:span text:style-name="T6"> sin modificadores ni parámetros lista los archivos del directorio actual.</text:span></text:p>
      <text:p text:style-name="Standard"><text:span text:style-name="T6"><text:tab/><text:tab/>Sintaxis:</text:span><text:span text:style-name="T13"> </text:span><text:span text:style-name="T14">ls &lt;opciones&gt; &lt;directorio&gt;</text:span></text:p>
      <text:p text:style-name="P4"><text:span text:style-name="T6">Ingrese el comando </text:span><text:span text:style-name="Source_20_Text"><text:span text:style-name="T15">ls</text:span></text:span><text:span text:style-name="T6"> y a continuación </text:span><text:span text:style-name="Source_20_Text"><text:span text:style-name="T15">&lt;ENTER&gt;</text:span></text:span><text:span text:style-name="T6">.<text:line-break/></text:span>Lo que está viendo es un listado de los archivos contenidos en el directorio actual. ¿Cuál es su directorio actual?</text:p>
      <text:p text:style-name="P4">El comando <text:span text:style-name="Source_20_Text"><text:span text:style-name="T16">ls</text:span></text:span> acepta una variedad de opciones que alteran la manera en que lista los archivos...</text:p>
      <text:p text:style-name="P12"><text:span text:style-name="T6"><text:tab/></text:span><text:span text:style-name="Source_20_Text"><text:span text:style-name="T6">-F</text:span></text:span><text:span text:style-name="T6"> <text:tab/>Marca los archivos con caracteres que indican su tipo:<text:line-break/><text:tab/><text:tab/></text:span><text:span text:style-name="Source_20_Text"><text:span text:style-name="T6">*</text:span></text:span><text:span text:style-name="T6"> para archivos ejecutables<text:line-break/><text:tab/><text:tab/></text:span><text:span text:style-name="Source_20_Text"><text:span text:style-name="T6">/</text:span></text:span><text:span text:style-name="T6"> para directorios<text:line-break/><text:tab/><text:tab/></text:span><text:span text:style-name="Source_20_Text"><text:span text:style-name="T6">@</text:span></text:span><text:span text:style-name="T6"> para enlaces simbólicos<text:line-break/><text:tab/><text:tab/></text:span><text:span text:style-name="Source_20_Text"><text:span text:style-name="T6">|</text:span></text:span><text:span text:style-name="T6"> para redirecciones (pipes)<text:line-break/></text:span><text:tab/><text:tab/>ningún símbolo para archivos comunes<text:line-break/><text:span text:style-name="T6"><text:tab/></text:span><text:span text:style-name="Source_20_Text"><text:span text:style-name="T6">-l</text:span></text:span><text:span text:style-name="T6"><text:tab/> Muestra formato extenso (con todos los detalles de cada elemento listado)</text:span></text:p>
      <text:p text:style-name="P13"><text:span text:style-name="T6"><text:tab/></text:span><text:span text:style-name="Source_20_Text"><text:span text:style-name="T6">-a</text:span></text:span><text:span text:style-name="T6"> <text:tab/>Muestra todos los archivos incluidos los ocultos<text:line-break/><text:tab/></text:span><text:span text:style-name="Source_20_Text"><text:span text:style-name="T6">-s</text:span></text:span><text:span text:style-name="T6"> <text:tab/>Muestra el tamaño de los archivos<text:line-break/><text:tab/></text:span><text:span text:style-name="Source_20_Text"><text:span text:style-name="T6">-t</text:span></text:span><text:span text:style-name="T6"> <text:tab/>Muestra los elementos ordenados por fecha (nuevos primero)<text:line-break/><text:tab/></text:span><text:span text:style-name="Source_20_Text"><text:span text:style-name="T6">-R</text:span></text:span><text:span text:style-name="T6"> <text:tab/>Muestra los elementos de manera recursiva (incluyendo elementos de los <text:tab/><text:tab/><text:tab/>subdirectorios del directorio actual)<text:line-break/><text:tab/></text:span><text:span text:style-name="Source_20_Text"><text:span text:style-name="T6">-i</text:span></text:span><text:span text:style-name="T6"> <text:tab/>Incluye en el listado los i-nodos de cada elemento</text:span></text:p>
      <text:p text:style-name="Standard"><text:span text:style-name="T6">Ingrese el comando </text:span><text:span text:style-name="Source_20_Text"><text:span text:style-name="T15">ls</text:span></text:span><text:span text:style-name="T6"> y a continuación </text:span><text:span text:style-name="Source_20_Text"><text:span text:style-name="T6">&lt;ENTER&gt;</text:span></text:span><text:span text:style-name="T6">.<text:line-break/>Ingrese el comando </text:span><text:span text:style-name="Source_20_Text"><text:span text:style-name="T15">ls -l</text:span></text:span><text:span text:style-name="T6"> y a continuación </text:span><text:span text:style-name="Source_20_Text"><text:span text:style-name="T15">&lt;ENTER&gt;</text:span></text:span><text:span text:style-name="T6">. ¿Nota la diferencia?<text:line-break/>Ingrese el comando </text:span><text:span text:style-name="Source_20_Text"><text:span text:style-name="T15">ls -lai</text:span></text:span><text:span text:style-name="T6"> y a continuación </text:span><text:span text:style-name="Source_20_Text"><text:span text:style-name="T15">&lt;ENTER&gt;</text:span></text:span><text:span text:style-name="T6">. ¿Hay algo diferente? ¿De qué se trata?</text:span></text:p>
      <text:p text:style-name="P4">Esta última variante lista bastante información de los archivos y directorios contenidos en el directorio actual. Esta información será <text:soft-page-break/>cubierta a lo largo del cuatrimestre.<text:line-break/>La información listada es de derecha a izquierda:</text:p>
      <text:list xml:id="list1293640324" text:style-name="WW8Num13">
        <text:list-item>
          <text:p text:style-name="P14">El i-nodo del archivo</text:p>
        </text:list-item>
        <text:list-item>
          <text:p text:style-name="P14">Los permisos del archivo</text:p>
        </text:list-item>
        <text:list-item>
          <text:p text:style-name="P14">El número de enlaces “duros” al archivo</text:p>
        </text:list-item>
        <text:list-item>
          <text:p text:style-name="P14">El dueño del archivo y el grupo dueño del archivo</text:p>
        </text:list-item>
        <text:list-item>
          <text:p text:style-name="P14">El tamaño del archivo (en bytes)</text:p>
        </text:list-item>
        <text:list-item>
          <text:p text:style-name="P14">La fecha y hora de última modificación</text:p>
        </text:list-item>
        <text:list-item>
          <text:p text:style-name="P14">El nombre del archivo</text:p>
        </text:list-item>
      </text:list>
      <text:p text:style-name="P4">Es posible también listar el contenido de otros directorios distinto al actual. Para ello hay que pasarle como parámetro al comando <text:span text:style-name="Source_20_Text">ls</text:span> la ruta absoluta o relativa al directorio que queremos listar.</text:p>
      <text:p text:style-name="Standard"><text:span text:style-name="T6">Ingrese el comando </text:span><text:span text:style-name="Source_20_Text"><text:span text:style-name="T6">ls -l /etc</text:span></text:span><text:span text:style-name="T6"> y a continuación </text:span><text:span text:style-name="Source_20_Text"><text:span text:style-name="T6">&lt;ENTER&gt;</text:span></text:span><text:span text:style-name="T6">.<text:line-break/></text:span>Con esto está observando el contenido del directorio <text:span text:style-name="Source_20_Text">/etc</text:span>...</text:p>
      <text:p text:style-name="Standard"><text:span text:style-name="T6">Ingrese el comando</text:span><text:span text:style-name="Source_20_Text"><text:span text:style-name="T6"> ls -l ..</text:span></text:span><text:span text:style-name="T6"> y a continuación </text:span><text:span text:style-name="Source_20_Text"><text:span text:style-name="T6">&lt;ENTER&gt;</text:span></text:span><text:span text:style-name="T6">.<text:line-break/></text:span>Con esto está observando el contenido del directorio padre del actual...</text:p>
      <text:p text:style-name="P4"><text:span text:style-name="T6">Además es posible decirle al comando </text:span><text:span text:style-name="Source_20_Text"><text:span text:style-name="T6">ls</text:span></text:span><text:span text:style-name="T6"> que nos muestre los distintos tipos de archivos con distintos colores (cuando la tarjeta de vídeo y el monitor lo soporten). </text:span></text:p>
      <text:p text:style-name="Standard"><text:span text:style-name="T6">Ingrese el comando</text:span><text:span text:style-name="Source_20_Text"><text:span text:style-name="T6"> ls --color /etc</text:span></text:span><text:span text:style-name="T6"> y a continuación </text:span><text:span text:style-name="Source_20_Text"><text:span text:style-name="T6">&lt;ENTER&gt;</text:span></text:span><text:span text:style-name="T6">.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Tipo de archivo</text:p>
          </table:table-cell>
          <table:table-cell table:style-name="Tabla1.B1" office:value-type="string">
            <text:p text:style-name="P6">Color</text:p>
          </table:table-cell>
        </table:table-row>
        <table:table-row>
          <table:table-cell table:style-name="Tabla1.A2" office:value-type="string">
            <text:p text:style-name="P7">Archivos ordinarios</text:p>
          </table:table-cell>
          <table:table-cell table:style-name="Tabla1.B2" office:value-type="string">
            <text:p text:style-name="P5">Blanco</text:p>
          </table:table-cell>
        </table:table-row>
        <table:table-row>
          <table:table-cell table:style-name="Tabla1.A2" office:value-type="string">
            <text:p text:style-name="P7">Ejecutables</text:p>
          </table:table-cell>
          <table:table-cell table:style-name="Tabla1.B2" office:value-type="string">
            <text:p text:style-name="P5">Verde</text:p>
          </table:table-cell>
        </table:table-row>
        <table:table-row>
          <table:table-cell table:style-name="Tabla1.A2" office:value-type="string">
            <text:p text:style-name="P7">Directorios</text:p>
          </table:table-cell>
          <table:table-cell table:style-name="Tabla1.B2" office:value-type="string">
            <text:p text:style-name="P5">Azul</text:p>
          </table:table-cell>
        </table:table-row>
        <table:table-row>
          <table:table-cell table:style-name="Tabla1.A2" office:value-type="string">
            <text:p text:style-name="P7">Enlaces (links)</text:p>
          </table:table-cell>
          <table:table-cell table:style-name="Tabla1.B2" office:value-type="string">
            <text:p text:style-name="P5">Celeste</text:p>
          </table:table-cell>
        </table:table-row>
      </table:table>
      <text:p text:style-name="Standard"><text:span text:style-name="T6">Nota: en muchas distribuciones GNU/Linux la opción </text:span><text:span text:style-name="Source_20_Text"><text:span text:style-name="T6">--color</text:span></text:span><text:span text:style-name="T6"> está predeterminada.</text:span></text:p>
      <text:p text:style-name="Heading_20_2">Cambiando de directorio</text:p>
      <text:p text:style-name="P4"><text:span text:style-name="T6">Para cambiar el directorio de trabajo actual se utiliza el comando </text:span><text:span text:style-name="Source_20_Text"><text:span text:style-name="T6">cd</text:span></text:span><text:span text:style-name="T6"> (acrónimo de </text:span><text:span text:style-name="T7">change directory</text:span><text:span text:style-name="T6"> – cambiar directorio). Si se lo ejecuta sin parámetros nos llevará al directorio home del usuario (equivalente a </text:span><text:span text:style-name="Source_20_Text"><text:span text:style-name="T6">cd ~</text:span></text:span><text:span text:style-name="T6"> </text:span><text:span text:style-name="T6"><text:note text:id="ftn1" text:note-class="footnote"><text:note-citation>1</text:note-citation><text:note-body><text:p text:style-name="P10">En teclados españoles con la combinación ALT Derecha + 4.</text:p></text:note-body></text:note></text:span><text:span text:style-name="T6">).</text:span></text:p>
      <text:p text:style-name="P5"><text:span text:style-name="T6">Sintaxis: <text:s/></text:span><text:span text:style-name="Source_20_Text"><text:span text:style-name="T6">cd &lt;directorio&gt;</text:span></text:span></text:p>
      <text:p text:style-name="P4"><text:span text:style-name="T6">Ingrese el comando </text:span><text:span text:style-name="Source_20_Text"><text:span text:style-name="T6">pwd</text:span></text:span><text:span text:style-name="T6"> <text:s/>y a continuación </text:span><text:span text:style-name="Source_20_Text"><text:span text:style-name="T6">&lt;ENTER&gt;</text:span></text:span><text:span text:style-name="T6">. ¿En qué directorio se encuentra?<text:line-break/>Ingrese el comando </text:span><text:span text:style-name="Source_20_Text"><text:span text:style-name="T6">cd /</text:span></text:span><text:span text:style-name="T6"> <text:s/>y a continuación </text:span><text:span text:style-name="Source_20_Text"><text:span text:style-name="T6">&lt;ENTER&gt;</text:span></text:span><text:span text:style-name="T6">.<text:line-break/>Ingrese el comando </text:span><text:span text:style-name="Source_20_Text"><text:span text:style-name="T6">pwd</text:span></text:span><text:span text:style-name="T6"> <text:s/>y a continuación </text:span><text:span text:style-name="Source_20_Text"><text:span text:style-name="T6">&lt;ENTER&gt;</text:span></text:span><text:span text:style-name="T6">. ¿Y ahora dónde se encuentra?</text:span></text:p>
      <text:p text:style-name="P4"><text:span text:style-name="T6">Ingrese el comando </text:span><text:span text:style-name="Source_20_Text"><text:span text:style-name="T6">cd /usr</text:span></text:span><text:span text:style-name="T6"> <text:s/>y a continuación </text:span><text:span text:style-name="Source_20_Text"><text:span text:style-name="T6">&lt;ENTER&gt;</text:span></text:span><text:span text:style-name="T6">. ¿Dónde se encuentra ahora?<text:line-break/>Ingrese el comando </text:span><text:span text:style-name="Source_20_Text"><text:span text:style-name="T6">cd</text:span></text:span><text:span text:style-name="T6"> y a continuación </text:span><text:span text:style-name="Source_20_Text"><text:span text:style-name="T6">&lt;ENTER&gt;</text:span></text:span><text:span text:style-name="T6">. ¿A qué directorio lo llevó?<text:line-break/></text:span><text:soft-page-break/><text:span text:style-name="T6">Ingrese el comando </text:span><text:span text:style-name="Source_20_Text"><text:span text:style-name="T6">cd / </text:span></text:span><text:span text:style-name="T6">y a continuación </text:span><text:span text:style-name="Source_20_Text"><text:span text:style-name="T6">&lt;ENTER&gt;</text:span></text:span><text:span text:style-name="T6">.<text:line-break/>Ingrese el comando </text:span><text:span text:style-name="Source_20_Text"><text:span text:style-name="T6">cd ~</text:span></text:span><text:span text:style-name="T6"> y a continuación </text:span><text:span text:style-name="Source_20_Text"><text:span text:style-name="T6">&lt;ENTER&gt;</text:span></text:span><text:span text:style-name="T6">.¿En qué directorio se encuentra ahora? ¿Ve la equivalencia entre </text:span><text:span text:style-name="Source_20_Text"><text:span text:style-name="T6">cd</text:span></text:span><text:span text:style-name="T6"> y </text:span><text:span text:style-name="Source_20_Text"><text:span text:style-name="T6">cd ~</text:span></text:span><text:span text:style-name="T6">?</text:span></text:p>
      <text:p text:style-name="P4"><text:span text:style-name="T6">Es posible cambiar al directorio padre del actual mediante el comando cd ..<text:line-break/>Ingrese el comando </text:span><text:span text:style-name="Source_20_Text"><text:span text:style-name="T6">pwd</text:span></text:span><text:span text:style-name="T6"> <text:s/>y a continuación </text:span><text:span text:style-name="Source_20_Text"><text:span text:style-name="T6">&lt;ENTER&gt;</text:span></text:span><text:span text:style-name="T6">. ¿En qué directorio se encuentra?<text:line-break/>Ingrese el comando </text:span><text:span text:style-name="Source_20_Text"><text:span text:style-name="T6">cd ..</text:span></text:span><text:span text:style-name="T6"> <text:s/>y a continuación </text:span><text:span text:style-name="Source_20_Text"><text:span text:style-name="T6">&lt;ENTER&gt;</text:span></text:span><text:span text:style-name="T6">.<text:line-break/>Ingrese el comando </text:span><text:span text:style-name="Source_20_Text"><text:span text:style-name="T6">pwd</text:span></text:span><text:span text:style-name="T6"> <text:s/>y a continuación </text:span><text:span text:style-name="Source_20_Text"><text:span text:style-name="T6">&lt;ENTER&gt;</text:span></text:span><text:span text:style-name="T6">. ¿Está en el directorio padre del anterior?</text:span></text:p>
      <text:p text:style-name="P4">No es necesario pasar la ruta absoluta del directorio a cambiar...<text:line-break/><text:span text:style-name="T6">Ingrese el comando </text:span><text:span text:style-name="Source_20_Text"><text:span text:style-name="T6">cd /usr</text:span></text:span><text:span text:style-name="T6"> <text:s/>y a continuación </text:span><text:span text:style-name="Source_20_Text"><text:span text:style-name="T6">&lt;ENTER&gt;</text:span></text:span><text:span text:style-name="T6">. <text:line-break/>Ingrese el comando </text:span><text:span text:style-name="Source_20_Text"><text:span text:style-name="T6">cd local</text:span></text:span><text:span text:style-name="T6"> <text:s/>y a continuación </text:span><text:span text:style-name="Source_20_Text"><text:span text:style-name="T6">&lt;ENTER&gt;</text:span></text:span><text:span text:style-name="T6">. ¿En qué directorio se encuentra ahora?<text:line-break/>Ingrese el comando </text:span><text:span text:style-name="Source_20_Text"><text:span text:style-name="T6">cd /</text:span></text:span><text:span text:style-name="T6"> <text:s/>y a continuación </text:span><text:span text:style-name="Source_20_Text"><text:span text:style-name="T6">&lt;ENTER&gt;</text:span></text:span><text:span text:style-name="T6">. <text:line-break/>Ingrese el comando </text:span><text:span text:style-name="Source_20_Text"><text:span text:style-name="T6">cd /usr/local</text:span></text:span><text:span text:style-name="T6"> y a continuación </text:span><text:span text:style-name="Source_20_Text"><text:span text:style-name="T6">&lt;ENTER&gt;</text:span></text:span><text:span text:style-name="T6">. ¿Es el mismo directorio?</text:span></text:p>
      <text:p text:style-name="Standard"/>
      <text:p text:style-name="P9">Creando directorios</text:p>
      <text:p text:style-name="P4"><text:span text:style-name="T6">Para crear un directorio en el directorio de trabajo actual se utiliza el comando </text:span><text:span text:style-name="Source_20_Text"><text:span text:style-name="T6">mkdir</text:span></text:span><text:span text:style-name="T6"> (abreviación de </text:span><text:span text:style-name="T7">make directory</text:span><text:span text:style-name="T6">). </text:span></text:p>
      <text:p text:style-name="P5"><text:span text:style-name="T6">Sintaxis: <text:s/></text:span><text:span text:style-name="Source_20_Text">mkdir &lt;nuevodirectorio&gt;</text:span></text:p>
      <text:p text:style-name="P4"><text:span text:style-name="T6">Ahora crearemos un subdirectorio llamado </text:span><text:span text:style-name="Source_20_Text"><text:span text:style-name="T6">nuevo1</text:span></text:span><text:span text:style-name="T6"> dentro de su </text:span><text:span text:style-name="T7">directorio home</text:span><text:span text:style-name="T8">...<text:line-break/></text:span>¿Su directorio home es su directorio actual? (Si no es así cambie a su directorio home).</text:p>
      <text:p text:style-name="Standard">Liste los archivos del directorio actual. <text:line-break/><text:span text:style-name="T6">Ingrese el comando </text:span><text:span text:style-name="Source_20_Text"><text:span text:style-name="T6">mkdir nuevo1</text:span></text:span><text:span text:style-name="T6"> y a continuación </text:span><text:span text:style-name="Source_20_Text"><text:span text:style-name="T6">&lt;ENTER&gt;</text:span></text:span><text:span text:style-name="T6">.<text:line-break/></text:span>Liste nuevamente los archivos del directorio actual. ¿Nota la diferencia?</text:p>
      <text:p text:style-name="Standard">Cambie al directorio recién creado y dentro de este cree un directorio llamado <text:span text:style-name="Source_20_Text">nuevo11</text:span>.<text:line-break/>Verifique que el directorio fue creado.</text:p>
      <text:p text:style-name="P4">Vuelva a su directorio home...<text:line-break/>Cree un directorio dentro de <text:span text:style-name="Source_20_Text">nuevo1</text:span> llamado <text:span text:style-name="Source_20_Text">nuevo12</text:span>, pero esta vez hágalo sin ingresar dentro del directorio <text:span text:style-name="Source_20_Text">nuevo1</text:span>.<text:line-break/>Verifique que el directorio fue creado.</text:p>
      <text:p text:style-name="Heading_20_2">Creando archivos vacíos</text:p>
      <text:p text:style-name="Standard"><text:span text:style-name="T6">Para crear un archivo vacío nos valdremos del comando </text:span><text:span text:style-name="Source_20_Text"><text:span text:style-name="T6">touch</text:span></text:span><text:span text:style-name="T6"> (</text:span><text:span text:style-name="T7">tocar, cambiar</text:span><text:span text:style-name="T6">). </text:span></text:p>
      <text:p text:style-name="P5"><text:span text:style-name="T10">Sintaxis: <text:s/></text:span><text:span text:style-name="Source_20_Text"><text:span text:style-name="T10">touch &lt;nombrearchivo&gt;</text:span></text:span></text:p>
      <text:p text:style-name="P4"><text:span text:style-name="T6">Ahora crearemos tres archivos llamados </text:span><text:span text:style-name="Source_20_Text"><text:span text:style-name="T6">archivo1</text:span></text:span><text:span text:style-name="T6">, </text:span><text:span text:style-name="Source_20_Text"><text:span text:style-name="T6">archivo2</text:span></text:span><text:span text:style-name="T6">, </text:span><text:span text:style-name="Source_20_Text"><text:span text:style-name="T6">archivo3</text:span></text:span><text:span text:style-name="T6">, <text:s/>dentro del directorio </text:span><text:span text:style-name="Source_20_Text"><text:span text:style-name="T6">nuevo1</text:span></text:span><text:span text:style-name="T6"> creado recientemente.<text:line-break/>Cambie al directorio </text:span><text:span text:style-name="Source_20_Text"><text:span text:style-name="T6">nuevo1</text:span></text:span><text:span text:style-name="T6">.<text:line-break/></text:span>Liste los archivos del directorio actual. <text:line-break/><text:span text:style-name="T6">Ingrese el comando </text:span><text:span text:style-name="Source_20_Text"><text:span text:style-name="T6">touch archivo1</text:span></text:span><text:span text:style-name="T6"> <text:s/>y a continuación &lt;ENTER&gt;.<text:line-break/></text:span>Liste nuevamente los archivos del directorio actual. ¿Nota la diferencia?</text:p>
      <text:p text:style-name="Standard"><text:span text:style-name="T6">Ingrese el comando </text:span><text:span text:style-name="Source_20_Text"><text:span text:style-name="T6">touch archivo2</text:span></text:span><text:span text:style-name="T6"> <text:s/>y a continuación &lt;ENTER&gt;.<text:line-break/>Ingrese el comando </text:span><text:span text:style-name="Source_20_Text"><text:span text:style-name="T6">touch archivo3</text:span></text:span><text:span text:style-name="T6"> <text:s/>y a continuación &lt;ENTER&gt;.<text:line-break/>Liste los archivos del directorio actual con la opción </text:span><text:span text:style-name="Source_20_Text"><text:span text:style-name="T6">-l</text:span></text:span><text:span text:style-name="T6">. <text:line-break/>¿Qué tamaño tiene el archivo </text:span><text:span text:style-name="Source_20_Text"><text:span text:style-name="T6">archivo1</text:span></text:span><text:span text:style-name="T6">?</text:span></text:p>
      <text:p text:style-name="P4"><text:span text:style-name="T6">Ahora crearemos dos archivos llamados </text:span><text:span text:style-name="Source_20_Text"><text:span text:style-name="T6">archivo11</text:span></text:span><text:span text:style-name="T6"> y </text:span><text:span text:style-name="Source_20_Text"><text:span text:style-name="T6">archivo12</text:span></text:span><text:span text:style-name="T6"> dentro del directorio </text:span><text:span text:style-name="Source_20_Text"><text:span text:style-name="T6">nuevo11</text:span></text:span><text:span text:style-name="T6"> creado recientemente.<text:line-break/>Cambie al directorio </text:span><text:span text:style-name="Source_20_Text"><text:span text:style-name="T6">nuevo11</text:span></text:span><text:span text:style-name="T6">.<text:line-break/></text:span>Cree y verifique la creación de los dos archivos.</text:p>
      <text:p text:style-name="P4">Cambie al directorio padre de <text:span text:style-name="Source_20_Text">nuevo11</text:span>.<text:line-break/><text:span text:style-name="T6">Crear un archivo llamado </text:span><text:span text:style-name="Source_20_Text"><text:span text:style-name="T6">archivo13</text:span></text:span><text:span text:style-name="T6"> dentro del directorio </text:span><text:span text:style-name="Source_20_Text"><text:span text:style-name="T6">nuevo11</text:span></text:span><text:span text:style-name="T6"> pero sin entrar en el mismo.<text:line-break/></text:span>Verifique que el archivo fue creado.</text:p>
      <text:p text:style-name="Standard"/>
      <text:p text:style-name="Standard"/>
      <text:p text:style-name="P9">Copiando archivos</text:p>
      <text:p text:style-name="Standard"><text:span text:style-name="T6">Para copiar un archivo se utiliza el comando </text:span><text:span text:style-name="Source_20_Text"><text:span text:style-name="T6">cp</text:span></text:span><text:span text:style-name="T6"> (abreviación de </text:span><text:span text:style-name="T7">copy</text:span><text:span text:style-name="T6">). </text:span></text:p>
      <text:p text:style-name="P5"><text:span text:style-name="T6">Sintaxis: <text:s/></text:span><text:span text:style-name="Source_20_Text"><text:span text:style-name="T6">cp &lt;opciones&gt; &lt;origen&gt; &lt;destino&gt;</text:span></text:span></text:p>
      <text:p text:style-name="Standard">El comando <text:span text:style-name="Source_20_Text">cp</text:span> acepta una variedad de modificadores, aquí los más importantes:</text:p>
      <text:p text:style-name="Standard"><text:span text:style-name="T6"><text:tab/></text:span><text:span text:style-name="Source_20_Text"><text:span text:style-name="T6">-i</text:span></text:span><text:span text:style-name="T6"> <text:tab/>Modo interactivo (pregunta antes de sobreescribir)<text:line-break/><text:tab/></text:span><text:span text:style-name="Source_20_Text"><text:span text:style-name="T6">-f</text:span></text:span><text:span text:style-name="T6"><text:tab/>Forzar (sobreescribe sin preguntar).<text:line-break/></text:span><text:tab/><text:span text:style-name="Source_20_Text">-R</text:span><text:tab/>Recursivo (copia subdirectorios y sus contenidos).<text:line-break/><text:span text:style-name="T6"><text:tab/></text:span><text:span text:style-name="Source_20_Text"><text:span text:style-name="T6">-p</text:span></text:span><text:span text:style-name="T6"><text:tab/>Preserva los atributos del archivo original.</text:span></text:p>
      <text:p text:style-name="P4">Cambie a su <text:span text:style-name="T11">directorio home</text:span>. Ingrese al directorio <text:span text:style-name="Source_20_Text">nuevo1</text:span>. Liste los archivos que contiene el directorio actual. Liste los archivos que contiene el subdirectorio <text:span text:style-name="Source_20_Text">nuevo12</text:span>.<text:line-break/>¿Cuántos archivos tiene?<text:line-break/><text:span text:style-name="T6">Ingrese el comando </text:span><text:span text:style-name="Source_20_Text"><text:span text:style-name="T6">cp archivo1 nuevo12</text:span></text:span><text:span text:style-name="T6"> y a continuación </text:span><text:span text:style-name="Source_20_Text"><text:span text:style-name="T6">&lt;ENTER&gt;</text:span></text:span><text:span text:style-name="T6">. Liste los archivos que contiene el subdirectorio </text:span><text:span text:style-name="Source_20_Text"><text:span text:style-name="T6">nuevo12</text:span></text:span><text:span text:style-name="T6">. ¿Ahora, cuántos archivos tiene?</text:span></text:p>
      <text:p text:style-name="P4"><text:span text:style-name="T6">Ingrese ahora el comando </text:span><text:span text:style-name="Source_20_Text"><text:span text:style-name="T6">cp -i archivo1 nuevo12</text:span></text:span><text:span text:style-name="T6"> y a continuación &lt;ENTER&gt;. ¿Qué ocurrió?¿Por qué?<text:line-break/>Ingrese ahora el comando </text:span><text:span text:style-name="Source_20_Text"><text:span text:style-name="T6">cp -f archivo1 nuevo12</text:span></text:span><text:span text:style-name="T6"> y a continuación &lt;ENTER&gt;. ¿Qué ocurrió ahora?¿Por qué?<text:line-break/>Ingrese <text:s/>el comando </text:span><text:span text:style-name="Source_20_Text"><text:span text:style-name="T6">cp archivo1 nuevo12</text:span></text:span><text:span text:style-name="T6"> y a continuación &lt;ENTER&gt;. ¿Y ahora?</text:span></text:p>
      <text:p text:style-name="P4">Ingrese al subdirectorio <text:span text:style-name="Source_20_Text">nuevo11</text:span>. <text:line-break/><text:span text:style-name="T6">Ingrese el comando </text:span><text:span text:style-name="Source_20_Text"><text:span text:style-name="T6">cp archivo1? ../nuevo12</text:span></text:span><text:span text:style-name="T6"> y a continuación </text:span><text:span text:style-name="Source_20_Text"><text:span text:style-name="T6">&lt;ENTER&gt;</text:span></text:span><text:span text:style-name="T6">.<text:line-break/>Liste los archivos que contiene el subdirectorio </text:span><text:span text:style-name="Source_20_Text"><text:span text:style-name="T6">nuevo12</text:span></text:span><text:span text:style-name="T6">. ¿Ahora, cuántos archivos tiene?</text:span></text:p>
      <text:p text:style-name="P4">Regrese a su <text:span text:style-name="T11">directorio home</text:span>. Cree un subdirectorio llamado <text:span text:style-name="Source_20_Text">nuevo2</text:span>.<text:line-break/><text:span text:style-name="T6">Ingrese el comando </text:span><text:span text:style-name="Source_20_Text"><text:span text:style-name="T6">cp nuevo1/* nuevo2</text:span></text:span><text:span text:style-name="T6"> y a continuación </text:span><text:span text:style-name="Source_20_Text"><text:span text:style-name="T6">&lt;ENTER&gt;</text:span></text:span><text:span text:style-name="T6">. Liste los archivos que contiene el subdirectorio </text:span><text:span text:style-name="Source_20_Text"><text:span text:style-name="T6">nuevo2</text:span></text:span><text:span text:style-name="T6">. ¿Cuántos archivos tiene?</text:span></text:p>
      <text:p text:style-name="P4"><text:span text:style-name="T6">Ingrese el comando </text:span><text:span text:style-name="Source_20_Text"><text:span text:style-name="T6">cp -R nuevo1/* nuevo2</text:span></text:span><text:span text:style-name="T6"> y a continuación </text:span><text:span text:style-name="Source_20_Text"><text:span text:style-name="T6">&lt;ENTER&gt;</text:span></text:span><text:span text:style-name="T6">. Liste los archivos que contiene el subdirectorio </text:span><text:span text:style-name="Source_20_Text"><text:span text:style-name="T6">nuevo2</text:span></text:span><text:span text:style-name="T6">. ¿Ahora, cuántos archivos tiene?</text:span></text:p>
      <text:p text:style-name="Heading_20_2">Moviendo o renombrando archivos</text:p>
      <text:p text:style-name="Standard"><text:span text:style-name="T6">Para mover o renombrar un archivo se utiliza el comando </text:span><text:span text:style-name="Source_20_Text"><text:span text:style-name="T6">mv</text:span></text:span><text:span text:style-name="T6"> (abreviación de </text:span><text:span text:style-name="T7">move</text:span><text:span text:style-name="T6">). </text:span></text:p>
      <text:p text:style-name="P5"><text:span text:style-name="T6">Sintaxis: <text:s text:c="2"/></text:span><text:span text:style-name="Source_20_Text"><text:span text:style-name="T6">mv &lt;opciones&gt; &lt;origen&gt; &lt;destino&gt;</text:span></text:span></text:p>
      <text:p text:style-name="Standard">Aquí algunos modificadores de interés:</text:p>
      <text:p text:style-name="Standard"><text:span text:style-name="T6"><text:tab/></text:span><text:span text:style-name="Source_20_Text"><text:span text:style-name="T6">-i</text:span></text:span><text:span text:style-name="T6"> <text:tab/>Modo interactivo (pregunta antes de sobreescribir)<text:line-break/><text:tab/></text:span><text:span text:style-name="Source_20_Text"><text:span text:style-name="T6">-f</text:span></text:span><text:span text:style-name="T6"><text:tab/>Forzar (sobreescribe sin preguntar).</text:span></text:p>
      <text:p text:style-name="P4">Cambie a su <text:span text:style-name="T11">directorio home</text:span>. Ingrese al directorio <text:span text:style-name="Source_20_Text">nuevo1</text:span>. Liste los archivos que contiene el directorio actual.</text:p>
      <text:p text:style-name="P4"><text:span text:style-name="T6">Ingrese el comando </text:span><text:span text:style-name="Source_20_Text"><text:span text:style-name="T6">cp archivo1 copiaarchivo1</text:span></text:span><text:span text:style-name="T6"> y a continuación </text:span><text:span text:style-name="Source_20_Text"><text:span text:style-name="T6">&lt;ENTER&gt;</text:span></text:span><text:span text:style-name="T6">. Liste los archivos que contiene el directorio actual. ¿Ve el nuevo archivo?</text:span></text:p>
      <text:p text:style-name="P4"><text:soft-page-break/><text:span text:style-name="T6">Ingrese el comando </text:span><text:span text:style-name="Source_20_Text"><text:span text:style-name="T6">mv copiaarchivo1 copiarenombrada</text:span></text:span><text:span text:style-name="T6"> y a continuación </text:span><text:span text:style-name="Source_20_Text"><text:span text:style-name="T6">&lt;ENTER&gt;</text:span></text:span><text:span text:style-name="T6">. Liste los archivos que contiene el directorio actual. ¿Qué ocurrió?</text:span></text:p>
      <text:p text:style-name="P4">Cree un nuevo subdirectorio llamado <text:span text:style-name="Source_20_Text">nuevo13</text:span>. Liste los archivos que contiene el subdirectorio <text:span text:style-name="Source_20_Text">nuevo13</text:span>. ¿Cuántos archivos tiene?</text:p>
      <text:p text:style-name="P4"><text:span text:style-name="T6">Ingrese el comando </text:span><text:span text:style-name="Source_20_Text"><text:span text:style-name="T6">mv archivo? nuevo13</text:span></text:span><text:span text:style-name="T6"> y a continuación </text:span><text:span text:style-name="Source_20_Text"><text:span text:style-name="T6">&lt;ENTER&gt;</text:span></text:span><text:span text:style-name="T6">. Liste los archivos que contiene el subdirectorio </text:span><text:span text:style-name="Source_20_Text"><text:span text:style-name="T6">nuevo13</text:span></text:span><text:span text:style-name="T6">. ¿Ahora cuántos archivos tiene?</text:span></text:p>
      <text:p text:style-name="P4">Liste los archivos del directorio actual. ¿Qué ocurrió con los archivos <text:span text:style-name="Source_20_Text">archivo1</text:span>, <text:span text:style-name="Source_20_Text">archivo2</text:span> y <text:span text:style-name="Source_20_Text">archivo3</text:span>?</text:p>
      <text:p text:style-name="Heading_20_2">Eliminando archivos</text:p>
      <text:p text:style-name="Standard"><text:span text:style-name="T6">Para eliminar un archivo se utiliza el comando </text:span><text:span text:style-name="Source_20_Text"><text:span text:style-name="T6">rm</text:span></text:span><text:span text:style-name="T6"> (abreviación de </text:span><text:span text:style-name="T7">remove</text:span><text:span text:style-name="T6"> ). </text:span></text:p>
      <text:p text:style-name="Standard"><text:span text:style-name="T6"><text:tab/>Sintaxis: <text:s/></text:span><text:span text:style-name="Source_20_Text"><text:span text:style-name="T6">rm &lt;opciones&gt; &lt;nombrearchivo&gt;</text:span></text:span></text:p>
      <text:p text:style-name="Standard">Opciones relevantes:</text:p>
      <text:p text:style-name="P8"><text:span text:style-name="T6"><text:tab/></text:span><text:span text:style-name="Source_20_Text"><text:span text:style-name="T6">-i </text:span></text:span><text:span text:style-name="T6"><text:tab/>Modo interactivo (pregunta antes de borrar)<text:line-break/><text:tab/></text:span><text:span text:style-name="Source_20_Text"><text:span text:style-name="T6">-f</text:span></text:span><text:span text:style-name="T6"><text:tab/>Forzar (borra sin hacer preguntas).<text:line-break/></text:span><text:tab/><text:span text:style-name="Source_20_Text">-r</text:span> ó <text:span text:style-name="Source_20_Text">-R</text:span><text:tab/>Recursivo (borra subdirectorios y sus contenidos).</text:p>
      <text:p text:style-name="Standard"/>
      <text:p text:style-name="Standard">Procederemos a eliminar uno de los archivos creados anteriormente.</text:p>
      <text:p text:style-name="P4">¿Se encuentra en el subdirectorio <text:span text:style-name="Source_20_Text">nuevo1</text:span> de su directorio home? (Si no es así cambie a ese directorio). Liste los archivos del directorio actual. ¿Aparece listado el archivo a eliminar?</text:p>
      <text:p text:style-name="P4"><text:span text:style-name="T6">Ingrese el comando </text:span><text:span text:style-name="Source_20_Text"><text:span text:style-name="T6">rm copiarenombrada</text:span></text:span><text:span text:style-name="T6"> <text:s/>y a continuación </text:span><text:span text:style-name="Source_20_Text"><text:span text:style-name="T6">&lt;ENTER&gt;</text:span></text:span><text:span text:style-name="T6">. Liste nuevamente los archivos del directorio actual. ¿Nota la diferencia?</text:span></text:p>
      <text:p text:style-name="P4">Elimine el archivo <text:span text:style-name="Source_20_Text">archivo12</text:span> que se encuentra en el directorio <text:span text:style-name="Source_20_Text">nuevo11</text:span> sin entrar en el directorio... Verifique la eliminación del archivo...</text:p>
      <text:p text:style-name="P4">Cambie al directorio <text:span text:style-name="Source_20_Text">nuevo11</text:span>.<text:line-break/>Elimine el archivo <text:span text:style-name="Source_20_Text">archivo2</text:span> del directorio hermano del actual (<text:span text:style-name="Source_20_Text">nuevo13</text:span>) desde el directorio actual.</text:p>
      <text:p text:style-name="Standard">Es posible eliminar directorios utilizando el comando <text:span text:style-name="Source_20_Text">rm</text:span>...Para ello se emplean las opciones <text:span text:style-name="Source_20_Text">-r</text:span> o <text:span text:style-name="Source_20_Text">-R</text:span>.</text:p>
      <text:p text:style-name="Standard">Cambie a su <text:span text:style-name="T11">directorio home</text:span>. Liste el contenido del directorio actual.<text:line-break/><text:span text:style-name="T6">Ingrese el comando </text:span><text:span text:style-name="Source_20_Text"><text:span text:style-name="T6">rm –r nuevo2</text:span></text:span><text:span text:style-name="T6"> y a continuación </text:span><text:span text:style-name="Source_20_Text"><text:span text:style-name="T6">&lt;ENTER&gt;</text:span></text:span><text:span text:style-name="T6">. Liste nuevamente los archivos del directorio actual. ¿Nota la diferencia?</text:span></text:p>
      <text:p text:style-name="Heading_20_2">Eliminando directorios vacíos</text:p>
      <text:p text:style-name="Standard"><text:span text:style-name="T6">Para eliminar un directorio </text:span><text:span text:style-name="T9">vacío</text:span><text:span text:style-name="T6"> se utiliza el comando </text:span><text:span text:style-name="Source_20_Text"><text:span text:style-name="T6">rmdir</text:span></text:span><text:span text:style-name="T6"> (de </text:span><text:span text:style-name="T7">remove directory</text:span><text:span text:style-name="T6">). </text:span></text:p>
      <text:p text:style-name="Standard"><text:span text:style-name="T6"><text:tab/>Sintaxis: <text:s/></text:span><text:span text:style-name="Source_20_Text"><text:span text:style-name="T6">rmdir &lt;nombredirectorio&gt;</text:span></text:span></text:p>
      <text:p text:style-name="Standard"><text:span text:style-name="T6">Crear un directorio llamado </text:span><text:span text:style-name="Source_20_Text"><text:span text:style-name="T6">nuevo3</text:span></text:span><text:span text:style-name="T6"> dentro del directorio home del usuario.<text:line-break/></text:span>Verifique que el directorio fue creado.</text:p>
      <text:p text:style-name="Standard">Procederemos a eliminar el directorio creado anteriormente.<text:line-break/>Cambie al <text:span text:style-name="T11">directorio home</text:span> del usuario.<text:line-break/><text:soft-page-break/><text:span text:style-name="T6">Ingrese el comando </text:span><text:span text:style-name="Source_20_Text"><text:span text:style-name="T6">rmdir nuevo3</text:span></text:span><text:span text:style-name="T6"> <text:s/>y a continuación </text:span><text:span text:style-name="Source_20_Text"><text:span text:style-name="T6">&lt;ENTER&gt;</text:span></text:span><text:span text:style-name="T6">.<text:line-break/></text:span>Liste nuevamente los archivos del directorio actual. ¿Nota la diferencia?</text:p>
      <text:p text:style-name="Standard"><text:span text:style-name="T6">Ingrese el comando </text:span><text:span text:style-name="Source_20_Text"><text:span text:style-name="T6">rmdir nuevo1</text:span></text:span><text:span text:style-name="T6"> y a continuación </text:span><text:span text:style-name="Source_20_Text"><text:span text:style-name="T6">&lt;ENTER&gt;</text:span></text:span><text:span text:style-name="T6">. ¿Qué ocurrió? ¿Por qué?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style:font-name="Courier New2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style:font-name="Courier New2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style:font-name="Courier New2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style:font-name="Courier New2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style:font-name="Courier New2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style:font-name="Courier New2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style:font-name="Courier New2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style:font-name="Courier New2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style:font-name="Courier New2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style:font-name="Courier New2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style:font-name="Courier New2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style:font-name="Courier New2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style:font-name="Courier New2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style:font-name="Courier New2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style:font-name="Courier New2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style:font-name="Courier New2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style:font-name="Courier New2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style:font-name="Courier New2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style:font-name="Courier New2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style:font-name="Liberation Sans1" fo:font-size="9pt" style:font-size-asian="9pt" style:font-name-complex="Arial1" style:font-size-complex="9pt"/>
    </style:style>
    <style:style style:name="MT2" style:family="text">
      <style:text-properties style:font-name="Liberation Sans1" fo:font-size="9pt" style:font-size-asian="9pt" style:font-size-complex="9pt"/>
    </style:style>
    <style:style style:name="MT3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4" style:family="text">
      <style:text-properties fo:color="#0000ff" style:font-name="Liberation Sans1" fo:font-size="9pt" fo:font-weight="bold" officeooo:rsid="001f3719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1 - Uso Básico del Shell</text:p>
      </style:header>
      <style:footer>
        <text:p text:style-name="MP3"><text:span text:style-name="MT1">Ing. Arellano - Ing. Aguiar </text:span><text:span text:style-name="MT2"><text:tab/></text:span><text:span text:style-name="MT3">Año 201</text:span><text:span text:style-name="MT4">8</text:span><text:span text:style-name="MT2"><text:tab/></text:span><text:span text:style-name="Page_20_Number"><text:span text:style-name="MT1"><text:page-number text:select-page="current">7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Practico de Laboratorio 1</dc:title>
    <dc:subject>Uso Básico del Shell</dc:subject>
    <meta:initial-creator>Gabriel Arellano</meta:initial-creator>
    <meta:creation-date>2000-01-01T22:13:00</meta:creation-date>
    <dc:date>2018-07-30T12:26:53.996258825</dc:date>
    <meta:print-date>2003-08-08T13:38:00</meta:print-date>
    <meta:keyword>so shell linux</meta:keyword>
    <dc:language>en-US</dc:language>
    <meta:editing-cycles>101</meta:editing-cycles>
    <meta:editing-duration>PT14H27M39S</meta:editing-duration>
    <meta:document-statistic meta:table-count="1" meta:image-count="0" meta:object-count="0" meta:page-count="7" meta:paragraph-count="101" meta:word-count="1718" meta:character-count="11242" meta:non-whitespace-character-count="9551"/>
    <meta:user-defined meta:name="Info 1"/>
    <meta:user-defined meta:name="Info 2"/>
    <meta:user-defined meta:name="Info 3"/>
    <meta:user-defined meta:name="Info 4"/>
  </office:meta>
</office:document-meta>
</file>